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2.027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date-style style:name="N5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Default" style:data-style-name="N5000">
      <style:table-cell-properties fo:background-color="#f5f6fa"/>
    </style:style>
    <style:style style:name="ce2" style:family="table-cell" style:parent-style-name="Default" style:data-style-name="N5000">
      <style:table-cell-properties fo:background-color="#660066"/>
      <style:text-properties fo:color="#ffffff"/>
    </style:style>
    <style:style style:name="ce3" style:family="table-cell" style:parent-style-name="Default" style:data-style-name="N5000">
      <style:table-cell-properties fo:border-bottom="none" fo:background-color="#f5f6fa" fo:border-left="none" fo:border-right="none" fo:border-top="0.002cm solid #000000" style:vertical-align="middle"/>
      <style:text-properties style:font-name="Verdana"/>
    </style:style>
    <style:style style:name="ce4" style:family="table-cell" style:parent-style-name="Default" style:data-style-name="N5000">
      <style:table-cell-properties fo:background-color="transparent" fo:border="none"/>
    </style:style>
    <style:style style:name="ce5" style:family="table-cell" style:parent-style-name="Default" style:data-style-name="N5000">
      <style:table-cell-properties fo:background-color="transparent"/>
    </style:style>
    <style:style style:name="ce6" style:family="table-cell" style:parent-style-name="Default" style:data-style-name="N5000">
      <style:table-cell-properties fo:border-bottom="0.002cm solid #000000" fo:background-color="transparent" fo:border-left="none" fo:border-right="none" fo:border-top="none"/>
    </style:style>
    <style:style style:name="ce7" style:family="table-cell" style:parent-style-name="Default" style:data-style-name="N5000"/>
    <style:style style:name="ce8" style:family="table-cell" style:parent-style-name="Default" style:data-style-name="N5000">
      <style:table-cell-properties fo:background-color="#f5f6fa"/>
      <style:text-properties fo:color="#660066" style:font-name="Verdana" fo:font-size="24pt"/>
    </style:style>
    <style:style style:name="ce9" style:family="table-cell" style:parent-style-name="Default" style:data-style-name="N5000">
      <style:table-cell-properties fo:background-color="#f5f6fa" style:text-align-source="fix" style:repeat-content="false"/>
      <style:paragraph-properties fo:text-align="end" fo:margin-left="0cm"/>
      <style:text-properties fo:font-weight="bold"/>
    </style:style>
    <style:style style:name="ce10" style:family="table-cell" style:parent-style-name="Default" style:data-style-name="N5000">
      <style:table-cell-properties fo:background-color="#660066"/>
      <style:text-properties fo:color="#ffffff" style:font-name="Arial" fo:font-size="24pt" fo:font-weight="normal"/>
    </style:style>
    <style:style style:name="ce11" style:family="table-cell" style:parent-style-name="Default" style:data-style-name="N5000">
      <style:table-cell-properties fo:border-bottom="none" fo:background-color="#f5f6fa" fo:border-left="none" fo:border-right="none" fo:border-top="0.002cm solid #000000" style:vertical-align="middle"/>
      <style:text-properties fo:color="#000000" style:font-name="Arial" fo:font-weight="bold"/>
    </style:style>
    <style:style style:name="ce12" style:family="table-cell" style:parent-style-name="Default" style:data-style-name="N5000">
      <style:table-cell-properties fo:background-color="transparent"/>
      <style:text-properties style:font-name="Verdana" fo:font-weight="bold"/>
    </style:style>
    <style:style style:name="ce13" style:family="table-cell" style:parent-style-name="Default" style:data-style-name="N5000">
      <style:table-cell-properties fo:background-color="transparent"/>
      <style:text-properties style:font-name="Verdana"/>
    </style:style>
    <style:style style:name="ce14" style:family="table-cell" style:parent-style-name="Default" style:data-style-name="N5000">
      <style:table-cell-properties fo:border="none"/>
    </style:style>
    <style:style style:name="ce15" style:family="table-cell" style:parent-style-name="Default" style:data-style-name="N5000">
      <style:text-properties fo:font-weight="bold"/>
    </style:style>
    <style:style style:name="ce16" style:family="table-cell" style:parent-style-name="Default" style:data-style-name="N5000">
      <style:text-properties fo:color="#660066" style:font-name="Verdana"/>
    </style:style>
    <style:style style:name="ce17" style:family="table-cell" style:parent-style-name="Default" style:data-style-name="N5000">
      <style:text-properties style:font-name="Verdana" fo:font-weight="bold"/>
    </style:style>
    <style:style style:name="ce18" style:family="table-cell" style:parent-style-name="Default" style:data-style-name="N5000">
      <style:text-properties style:font-name="Verdana"/>
    </style:style>
    <style:style style:name="ce19" style:family="table-cell" style:parent-style-name="Default" style:data-style-name="N5000">
      <style:table-cell-properties fo:border-bottom="none" fo:background-color="#f5f6fa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color="#000000" style:font-name="Arial" fo:font-weight="bold"/>
    </style:style>
    <style:style style:name="ce20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5000">
      <style:table-cell-properties style:text-align-source="fix" style:repeat-content="false" fo:background-color="transparent"/>
      <style:paragraph-properties fo:text-align="center" fo:margin-left="0cm"/>
      <style:text-properties style:font-name="Verdana"/>
    </style:style>
    <style:style style:name="ce22" style:family="table-cell" style:parent-style-name="Default" style:data-style-name="N5104">
      <style:table-cell-properties fo:background-color="#660066" style:text-align-source="fix" style:repeat-content="false" style:vertical-align="middle"/>
      <style:paragraph-properties fo:text-align="center" fo:margin-left="0cm"/>
      <style:text-properties fo:color="#ffffff" fo:font-size="20pt" fo:font-weight="normal"/>
    </style:style>
    <style:style style:name="ce23" style:family="table-cell" style:parent-style-name="Default" style:data-style-name="N5000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24" style:family="table-cell" style:parent-style-name="Default" style:data-style-name="N5000">
      <style:table-cell-properties fo:border-bottom="none" fo:background-color="#f5f6fa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color="#000000" style:font-name="Arial" fo:font-weight="bold"/>
    </style:style>
    <style:style style:name="ce25" style:family="table-cell" style:parent-style-name="Default" style:data-style-name="N5104">
      <style:table-cell-properties style:text-align-source="fix" style:repeat-content="false" fo:background-color="transparent"/>
      <style:paragraph-properties fo:text-align="end" fo:margin-left="0cm"/>
      <style:text-properties style:font-name="Verdana"/>
    </style:style>
    <style:style style:name="ce26" style:family="table-cell" style:parent-style-name="Default" style:data-style-name="N5000">
      <style:table-cell-properties style:text-align-source="fix" style:repeat-content="false" fo:background-color="transparent"/>
      <style:paragraph-properties fo:text-align="end" fo:margin-left="0cm"/>
      <style:text-properties fo:color="#000000" style:font-name="Verdana" fo:font-weight="bold"/>
    </style:style>
    <style:style style:name="ce27" style:family="table-cell" style:parent-style-name="Default" style:data-style-name="N5000">
      <style:text-properties fo:font-size="22pt"/>
    </style:style>
    <style:style style:name="ce28" style:family="table-cell" style:parent-style-name="Default" style:data-style-name="N5076">
      <style:table-cell-properties style:text-align-source="fix" style:repeat-content="false"/>
      <style:paragraph-properties fo:text-align="start"/>
    </style:style>
    <style:style style:name="ce29" style:family="table-cell" style:parent-style-name="Default" style:data-style-name="N5104">
      <style:table-cell-properties fo:background-color="transparent"/>
      <style:text-properties style:font-name="Verdana"/>
    </style:style>
    <style:style style:name="ce30" style:family="table-cell" style:parent-style-name="Default" style:data-style-name="N5104">
      <style:table-cell-properties style:text-align-source="fix" style:repeat-content="false" fo:background-color="transparent"/>
      <style:paragraph-properties fo:text-align="end" fo:margin-left="0cm"/>
      <style:text-properties style:font-name="Verdana" fo:font-weight="bold"/>
    </style:style>
    <style:style style:name="ce31" style:family="table-cell" style:parent-style-name="Default" style:data-style-name="N5000">
      <style:table-cell-properties fo:border-bottom="none" fo:background-color="#f5f6fa" fo:border-left="none" fo:border-right="none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Invoice" table:style-name="ta1" table:print-ranges="Invoice.A1:Invoice.J50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2" table:number-columns-repeated="246" table:default-cell-style-name="ce7"/>
        <table:table-row table:style-name="ro1">
          <table:table-cell table:style-name="ce1" table:number-columns-repeated="2"/>
          <table:table-cell table:number-columns-repeated="254"/>
        </table:table-row>
        <table:table-row table:style-name="ro2">
          <table:table-cell table:style-name="ce1"/>
          <table:table-cell table:style-name="ce8" office:value-type="string">
            <text:p>jOpenDocument</text:p>
          </table:table-cell>
          <table:table-cell table:number-columns-repeated="254"/>
        </table:table-row>
        <table:table-row table:style-name="ro1" table:number-rows-repeated="2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" table:number-columns-repeated="2"/>
          <table:table-cell table:style-name="ce14"/>
          <table:table-cell table:number-columns-repeated="253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>
            <text:p>ILM Informatique</text:p>
          </table:table-cell>
          <table:table-cell table:number-columns-repeated="3"/>
          <table:table-cell table:style-name="ce22" table:formula="of:=[.I36]" office:value-type="currency" office:currency="USD" office:value="4156" table:number-columns-spanned="3" table:number-rows-spanned="3">
            <text:p>$4,156.00</text:p>
          </table:table-cell>
          <table:covered-table-cell table:number-columns-repeated="2"/>
          <table:table-cell table:number-columns-repeated="246"/>
        </table:table-row>
        <table:table-row table:style-name="ro1">
          <table:table-cell table:style-name="ce1" table:number-columns-repeated="2"/>
          <table:table-cell table:style-name="ce14"/>
          <table:table-cell table:style-name="ce18" office:value-type="string">
            <text:p>22 place de la libération</text:p>
          </table:table-cell>
          <table:table-cell table:number-columns-repeated="3"/>
          <table:covered-table-cell/>
          <table:covered-table-cell table:style-name="ce27"/>
          <table:covered-table-cell/>
          <table:table-cell table:number-columns-repeated="246"/>
        </table:table-row>
        <table:table-row table:style-name="ro1">
          <table:table-cell table:style-name="ce1" table:number-columns-repeated="2"/>
          <table:table-cell table:style-name="ce14"/>
          <table:table-cell table:style-name="ce18" office:value-type="string">
            <text:p>80100 ABBEVILLE</text:p>
          </table:table-cell>
          <table:table-cell table:number-columns-repeated="3"/>
          <table:covered-table-cell table:number-columns-repeated="3"/>
          <table:table-cell table:number-columns-repeated="246"/>
        </table:table-row>
        <table:table-row table:style-name="ro1">
          <table:table-cell table:style-name="ce1" table:number-columns-repeated="2"/>
          <table:table-cell table:style-name="ce14"/>
          <table:table-cell table:style-name="ce18" office:value-type="string">
            <text:p>FRANCE</text:p>
          </table:table-cell>
          <table:table-cell table:number-columns-repeated="252"/>
        </table:table-row>
        <table:table-row table:style-name="ro1">
          <table:table-cell table:style-name="ce1" table:number-columns-repeated="2"/>
          <table:table-cell table:style-name="ce14"/>
          <table:table-cell table:number-columns-repeated="4"/>
          <table:table-cell table:style-name="ce23" office:value-type="string">
            <text:p>Total due by </text:p>
          </table:table-cell>
          <table:table-cell table:style-name="ce28" office:value-type="date" office:date-value="2019-04-01">
            <text:p>April 1, 2019</text:p>
          </table:table-cell>
          <table:table-cell table:number-columns-repeated="247"/>
        </table:table-row>
        <table:table-row table:style-name="ro1" table:number-rows-repeated="3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"/>
          <table:table-cell table:style-name="ce9" office:value-type="string">
            <text:p>Bill to:</text:p>
          </table:table-cell>
          <table:table-cell table:number-columns-repeated="3"/>
          <table:table-cell table:style-name="ce9"/>
          <table:table-cell table:style-name="ce9" office:value-type="string">
            <text:p>Ship to:</text:p>
          </table:table-cell>
          <table:table-cell table:number-columns-repeated="249"/>
        </table:table-row>
        <table:table-row table:style-name="ro1">
          <table:table-cell table:style-name="ce1" table:number-columns-repeated="2"/>
          <table:table-cell table:style-name="ce15" office:value-type="string">
            <text:p>Sun Microsystems, Inc.</text:p>
          </table:table-cell>
          <table:table-cell table:number-columns-repeated="2"/>
          <table:table-cell table:style-name="ce1" table:number-columns-repeated="2"/>
          <table:table-cell table:style-name="ce15" office:value-type="string">
            <text:p>Sun Microsystems, Inc.</text:p>
          </table:table-cell>
          <table:table-cell table:number-columns-repeated="248"/>
        </table:table-row>
        <table:table-row table:style-name="ro1">
          <table:table-cell table:style-name="ce1" table:number-columns-repeated="2"/>
          <table:table-cell office:value-type="string">
            <text:p>4150 Network Circle</text:p>
          </table:table-cell>
          <table:table-cell table:number-columns-repeated="2"/>
          <table:table-cell table:style-name="ce1" table:number-columns-repeated="2"/>
          <table:table-cell office:value-type="string">
            <text:p>4150 Network Circle</text:p>
          </table:table-cell>
          <table:table-cell table:number-columns-repeated="248"/>
        </table:table-row>
        <table:table-row table:style-name="ro1">
          <table:table-cell table:style-name="ce1" table:number-columns-repeated="2"/>
          <table:table-cell office:value-type="string">
            <text:p>Santa Clara, CA 95054 USA</text:p>
          </table:table-cell>
          <table:table-cell table:number-columns-repeated="2"/>
          <table:table-cell table:style-name="ce1" table:number-columns-repeated="2"/>
          <table:table-cell office:value-type="string">
            <text:p>Santa Clara, CA 95054 USA</text:p>
          </table:table-cell>
          <table:table-cell table:number-columns-repeated="248"/>
        </table:table-row>
        <table:table-row table:style-name="ro1" table:number-rows-repeated="3"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49"/>
        </table:table-row>
        <table:table-row table:style-name="ro3">
          <table:table-cell table:style-name="ce2"/>
          <table:table-cell table:style-name="ce10" office:value-type="string">
            <text:p>Invoice # 258</text:p>
          </table:table-cell>
          <table:table-cell table:style-name="ce2" table:number-columns-repeated="8"/>
          <table:table-cell table:number-columns-repeated="246"/>
        </table:table-row>
        <table:table-row table:style-name="ro4">
          <table:table-cell table:style-name="ce3"/>
          <table:table-cell table:style-name="ce11" office:value-type="string">
            <text:p>DESCRIPTION</text:p>
          </table:table-cell>
          <table:table-cell table:style-name="ce11" table:number-columns-repeated="3"/>
          <table:table-cell table:style-name="ce19" office:value-type="string">
            <text:p>QUANTITY</text:p>
          </table:table-cell>
          <table:table-cell table:style-name="ce11"/>
          <table:table-cell table:style-name="ce24" office:value-type="string">
            <text:p>PRICE</text:p>
          </table:table-cell>
          <table:table-cell table:style-name="ce24" office:value-type="string">
            <text:p>TOTAL</text:p>
          </table:table-cell>
          <table:table-cell table:style-name="ce31"/>
          <table:table-cell table:number-columns-repeated="246"/>
        </table:table-row>
        <table:table-row table:style-name="ro1">
          <table:table-cell table:style-name="ce4" table:number-columns-repeated="5"/>
          <table:table-cell table:style-name="ce20"/>
          <table:table-cell table:style-name="ce4"/>
          <table:table-cell table:style-name="ce20"/>
          <table:table-cell table:style-name="ce4" table:number-columns-repeated="2"/>
          <table:table-cell table:number-columns-repeated="246"/>
        </table:table-row>
        <table:table-row table:style-name="ro1">
          <table:table-cell table:style-name="ce5"/>
          <table:table-cell table:style-name="ce12" office:value-type="string">
            <text:p>French Wine</text:p>
          </table:table-cell>
          <table:table-cell table:style-name="ce13" table:number-columns-repeated="3"/>
          <table:table-cell table:style-name="ce21" office:value-type="float" office:value="2">
            <text:p>2</text:p>
          </table:table-cell>
          <table:table-cell table:style-name="ce13"/>
          <table:table-cell table:style-name="ce25" office:value-type="currency" office:currency="USD" office:value="2078">
            <text:p>$2,078.00</text:p>
          </table:table-cell>
          <table:table-cell table:style-name="ce25" table:formula="of:=[.F24]*[.H24]" office:value-type="currency" office:currency="USD" office:value="4156">
            <text:p>$4,156.00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3" office:value-type="string">
            <text:p>The best one</text:p>
          </table:table-cell>
          <table:table-cell table:style-name="ce13" table:number-columns-repeated="3"/>
          <table:table-cell table:style-name="ce21"/>
          <table:table-cell table:style-name="ce13"/>
          <table:table-cell table:style-name="ce21"/>
          <table:table-cell table:style-name="ce29"/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3" table:number-columns-repeated="4"/>
          <table:table-cell table:style-name="ce21"/>
          <table:table-cell table:style-name="ce13"/>
          <table:table-cell table:style-name="ce21"/>
          <table:table-cell table:style-name="ce29"/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2" office:value-type="string">
            <text:p>Online support</text:p>
          </table:table-cell>
          <table:table-cell table:style-name="ce13" table:number-columns-repeated="3"/>
          <table:table-cell table:style-name="ce21" office:value-type="float" office:value="2">
            <text:p>2</text:p>
          </table:table-cell>
          <table:table-cell table:style-name="ce13"/>
          <table:table-cell table:style-name="ce25" office:value-type="currency" office:currency="USD" office:value="0">
            <text:p>$0.00</text:p>
          </table:table-cell>
          <table:table-cell table:style-name="ce25" table:formula="of:=[.F27]*[.H27]" office:value-type="currency" office:currency="USD" office:value="0">
            <text:p>$0.00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3" office:value-type="string">
            <text:p>1 year - limited support</text:p>
          </table:table-cell>
          <table:table-cell table:style-name="ce13" table:number-columns-repeated="3"/>
          <table:table-cell table:style-name="ce21"/>
          <table:table-cell table:style-name="ce13"/>
          <table:table-cell table:style-name="ce21"/>
          <table:table-cell table:style-name="ce29"/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3" table:number-columns-repeated="4"/>
          <table:table-cell table:style-name="ce21"/>
          <table:table-cell table:style-name="ce13"/>
          <table:table-cell table:style-name="ce21"/>
          <table:table-cell table:style-name="ce29"/>
          <table:table-cell table:style-name="ce5"/>
          <table:table-cell table:number-columns-repeated="246"/>
        </table:table-row>
        <table:table-row table:style-name="ro1" table:number-rows-repeated="2">
          <table:table-cell table:style-name="ce5"/>
          <table:table-cell table:style-name="ce13" table:number-columns-repeated="4"/>
          <table:table-cell table:style-name="ce21"/>
          <table:table-cell table:style-name="ce13" table:number-columns-repeated="2"/>
          <table:table-cell table:style-name="ce29"/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3" table:number-columns-repeated="6"/>
          <table:table-cell table:style-name="ce26" office:value-type="string">
            <text:p>Sub Total</text:p>
          </table:table-cell>
          <table:table-cell table:style-name="ce30" table:formula="of:=SUM([.I24:.I28])" office:value-type="currency" office:currency="USD" office:value="4156">
            <text:p>$4,156.00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3" table:number-columns-repeated="6"/>
          <table:table-cell table:style-name="ce26" office:value-type="string">
            <text:p>Tax</text:p>
          </table:table-cell>
          <table:table-cell table:style-name="ce25" office:value-type="currency" office:currency="USD" office:value="0">
            <text:p>$0.00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3" table:number-columns-repeated="6"/>
          <table:table-cell table:style-name="ce26" office:value-type="string">
            <text:p>Free</text:p>
          </table:table-cell>
          <table:table-cell table:style-name="ce25" office:value-type="currency" office:currency="USD" office:value="0">
            <text:p>$0.00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3" table:number-columns-repeated="6"/>
          <table:table-cell table:style-name="ce26" office:value-type="string">
            <text:p>Discount</text:p>
          </table:table-cell>
          <table:table-cell table:style-name="ce25" office:value-type="currency" office:currency="USD" office:value="0">
            <text:p>$0.00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/>
          <table:table-cell table:style-name="ce13" table:number-columns-repeated="6"/>
          <table:table-cell table:style-name="ce26" office:value-type="string">
            <text:p>Total</text:p>
          </table:table-cell>
          <table:table-cell table:style-name="ce30" table:formula="of:=SUM([.I32:.I35])" office:value-type="currency" office:currency="USD" office:value="4156">
            <text:p>$4,156.00</text:p>
          </table:table-cell>
          <table:table-cell table:style-name="ce5"/>
          <table:table-cell table:number-columns-repeated="246"/>
        </table:table-row>
        <table:table-row table:style-name="ro1">
          <table:table-cell table:style-name="ce5" table:number-columns-repeated="10"/>
          <table:table-cell table:number-columns-repeated="246"/>
        </table:table-row>
        <table:table-row table:style-name="ro1">
          <table:table-cell table:style-name="ce6" table:number-columns-repeated="10"/>
          <table:table-cell table:number-columns-repeated="246"/>
        </table:table-row>
        <table:table-row table:style-name="ro1">
          <table:table-cell table:style-name="ce1" table:number-columns-repeated="10"/>
          <table:table-cell table:number-columns-repeated="246"/>
        </table:table-row>
        <table:table-row table:style-name="ro1" table:number-rows-repeated="9">
          <table:table-cell table:style-name="ce1" table:number-columns-repeated="2"/>
          <table:table-cell table:number-columns-repeated="254"/>
        </table:table-row>
        <table:table-row table:style-name="ro5">
          <table:table-cell table:style-name="ce1" table:number-columns-repeated="2"/>
          <table:table-cell table:number-columns-repeated="254"/>
        </table:table-row>
        <table:table-row table:style-name="ro6">
          <table:table-cell table:style-name="ce1" table:number-columns-repeated="2"/>
          <table:table-cell table:style-name="ce16" office:value-type="string">
            <text:p>Sample document provided by jOpenDocument.org</text:p>
          </table:table-cell>
          <table:table-cell table:number-columns-repeated="253"/>
        </table:table-row>
        <table:table-row table:style-name="ro1" table:number-rows-repeated="2">
          <table:table-cell table:style-name="ce1" table:number-columns-repeated="2"/>
          <table:table-cell table:number-columns-repeated="254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Products" table:base-cell-address="$Invoice.$I$30" table:cell-range-address="$Invoice.$B$22:.$I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3/08/2009</text:date>, <text:time>15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4-08T22:22:17</meta:creation-date>
    <dc:date>2009-08-03T15:06:47.42</dc:date>
    <dc:language>fr-FR</dc:language>
    <meta:editing-cycles>15</meta:editing-cycles>
    <meta:editing-duration>PT06H34M06S</meta:editing-duration>
    <meta:document-statistic meta:table-count="1" meta:cell-count="42" meta:object-count="0"/>
    <meta:user-defined meta:name="Info 1"/>
    <meta:user-defined meta:name="Info 2"/>
    <meta:user-defined meta:name="Info 3"/>
    <meta:user-defined meta:name="Info 4"/>
  </office:meta>
</office:document-meta>
</file>